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6f5" officeooo:paragraph-rsid="000ac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算法求最小生成树，原图为密集图，存储在邻接矩阵dis中</text:p>
      <text:p text:style-name="P1">输出为vector数组形式，存储在G中</text:p>
      <text:p text:style-name="P1">cost_MST为最小生成树代价</text:p>
      <text:p text:style-name="P1">需要全局数组visit pre </text:p>
      <text:p text:style-name="P1"/>
      <text:p text:style-name="P1">void prim(void)</text:p>
      <text:p text:style-name="P1">{</text:p>
      <text:p text:style-name="P1"><text:tab/>memset(visit,0,sizeof(visit));</text:p>
      <text:p text:style-name="P1"><text:tab/>visit[1] = true;</text:p>
      <text:p text:style-name="P1"><text:tab/>for(int i = 1; i &lt;= n;i++)</text:p>
      <text:p text:style-name="P1"><text:tab/>{</text:p>
      <text:p text:style-name="P1"><text:tab/><text:tab/>pre[i] = 1;</text:p>
      <text:p text:style-name="P1"><text:tab/><text:tab/>b[i] = dis[1][i];</text:p>
      <text:p text:style-name="P1"><text:tab/>}</text:p>
      <text:p text:style-name="P1"><text:tab/>pre[1] = -1;</text:p>
      <text:p text:style-name="P1"><text:tab/>int min_id;</text:p>
      <text:p text:style-name="P1"><text:tab/>double minn = 1000000;</text:p>
      <text:p text:style-name="P1"><text:tab/>for(int ii = 1; ii &lt; n; ii++)</text:p>
      <text:p text:style-name="P1"><text:tab/>{</text:p>
      <text:p text:style-name="P1"><text:tab/><text:tab/>minn = 100000000;</text:p>
      <text:p text:style-name="P1"><text:tab/><text:tab/>for(int i = 1; i &lt;= n;i++)</text:p>
      <text:p text:style-name="P1"><text:tab/><text:tab/><text:tab/>if(!visit[i] &amp;&amp; b[i] &lt; minn)</text:p>
      <text:p text:style-name="P1"><text:tab/><text:tab/><text:tab/>{</text:p>
      <text:p text:style-name="P1"><text:tab/><text:tab/><text:tab/><text:tab/>minn = b[i];</text:p>
      <text:p text:style-name="P1"><text:tab/><text:tab/><text:tab/><text:tab/>min_id = i;</text:p>
      <text:p text:style-name="P1"><text:tab/><text:tab/><text:tab/>}</text:p>
      <text:p text:style-name="P1"><text:tab/><text:tab/>visit[min_id] = true;</text:p>
      <text:p text:style-name="P1"><text:tab/><text:tab/>cost_MST += minn;</text:p>
      <text:p text:style-name="P1"><text:tab/><text:tab/>for(int j = 1; j &lt;= n;j++)</text:p>
      <text:p text:style-name="P1"><text:tab/><text:tab/><text:tab/>if(!visit[j] &amp;&amp; dis[min_id][j] &lt; b[j])</text:p>
      <text:p text:style-name="P1"><text:tab/><text:tab/><text:tab/>{</text:p>
      <text:p text:style-name="P1"><text:tab/><text:tab/><text:tab/><text:tab/>b[j] = dis[min_id][j];</text:p>
      <text:p text:style-name="P1"><text:tab/><text:tab/><text:tab/><text:tab/>pre[j] = min_id;</text:p>
      <text:p text:style-name="P1"><text:tab/><text:tab/><text:tab/>}</text:p>
      <text:p text:style-name="P1"><text:tab/>}</text:p>
      <text:p text:style-name="P1"><text:tab/>for(int i = 2; i &lt;= n; i++)</text:p>
      <text:p text:style-name="P1"><text:tab/>{</text:p>
      <text:p text:style-name="P1"><text:tab/><text:tab/>int to = pre[i];</text:p>
      <text:p text:style-name="P1"><text:tab/><text:tab/>G[to].push_back(i);</text:p>
      <text:p text:style-name="P1"><text:tab/><text:tab/>G[i].push_back(to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0:17:45.164145774</meta:creation-date>
    <dc:date>2017-10-17T00:20:07.142597122</dc:date>
    <meta:editing-duration>PT2M22S</meta:editing-duration>
    <meta:editing-cycles>1</meta:editing-cycles>
    <meta:document-statistic meta:table-count="0" meta:image-count="0" meta:object-count="0" meta:page-count="1" meta:paragraph-count="41" meta:word-count="164" meta:character-count="666" meta:non-whitespace-character-count="526"/>
    <meta:generator>LibreOffice/5.3.1.2$Linux_X86_64 LibreOffice_project/30m0$Build-2</meta:generator>
  </office:meta>
</office:document-meta>
</file>